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532f5" officeooo:paragraph-rsid="002532f5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4ed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rd</text:span> of <text:span text:style-name="T5">March</text:span><text:span text:style-name="T3"> </text:span>202<text:span text:style-name="T4">6</text:span> under the <text:span text:style-name="T5">60th</text:span> PA Meeting.</text:p>
      <text:p text:style-name="P1"/>
      <text:p text:style-name="P1">The Assembly, recognising the current situation,</text:p>
      <text:p text:style-name="P1"/>
      <text:p text:style-name="P4">Constitutes the need to also enable stackable buckets, in the spirit of M59-1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1"/>
      <text:p text:style-name="P1"/>
      <text:p text:style-name="P1"/>
      <text:p text:style-name="Standard"><text:span text:style-name="T1">[</text:span><text:span text:style-name="T2">Motion 60-2: To enable stackable bucket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2T21:58:36.781904091</dc:date>
    <meta:editing-duration>PT3M47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45" meta:character-count="285" meta:non-whitespace-character-count="247"/>
  </office:meta>
</office:document-meta>
</file>